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2.925cm" fo:min-width="7.374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7.37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7.874cm" svg:height="3.175cm" svg:x="3.667cm" svg:y="9.255cm">
              <text:p text:style-name="P1"><text:span text:style-name="T1">void OnCreate(RecipeList list)</text:span></text:p>
              <text:p text:style-name="P1"><text:span text:style-name="T1">void OnRecipeClick(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7.874cm" svg:height="0.889cm" svg:x="3.667cm" svg:y="8.366cm">
              <text:p text:style-name="P3">ListFragment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1" draw:text-style-name="P2" draw:layer="layout" svg:width="7.874cm" svg:height="3.175cm" svg:x="3.667cm" svg:y="3.921cm">
              <text:p text:style-name="P1"><text:span text:style-name="T1">RecipeList list</text:span></text:p>
              <text:p text:style-name="P1"><text:span text:style-name="T1"/></text:p>
              <text:p text:style-name="P1"><text:span text:style-name="T1">void OnCreate()</text:span></text:p>
              <text:p text:style-name="P1"><text:span text:style-name="T1">void OnAddClick(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7.874cm" svg:height="0.889cm" svg:x="3.667cm" svg:y="3.032cm">
              <text:p text:style-name="P3">MainActivity</text:p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1" draw:text-style-name="P2" draw:layer="layout" svg:width="7.874cm" svg:height="3.175cm" svg:x="3.667cm" svg:y="15.224cm">
              <text:p text:style-name="P1"><text:span text:style-name="T1">Recipe recipe</text:span></text:p>
              <text:p text:style-name="P1"><text:span text:style-name="T1"/></text:p>
              <text:p text:style-name="P1"><text:span text:style-name="T1">void OnCreate(Recipe recipe)</text:span></text:p>
              <text:p text:style-name="P1"><text:span text:style-name="T1">void OnEditClick(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7.874cm" svg:height="0.889cm" svg:x="3.667cm" svg:y="14.335cm">
              <text:p text:style-name="P3">RecipeFragment</text:p>
              <draw:enhanced-geometry svg:viewBox="0 0 21600 21600" draw:type="rectangle" draw:enhanced-path="M 0 0 L 21600 0 21600 21600 0 21600 0 0 Z N"/>
            </draw:custom-shape>
          </draw:g>
          <draw:g xml:id="id5" draw:id="id5">
            <draw:custom-shape draw:style-name="gr1" draw:text-style-name="P2" draw:layer="layout" svg:width="7.874cm" svg:height="3.175cm" svg:x="15.859cm" svg:y="3.921cm">
              <text:p text:style-name="P1"><text:span text:style-name="T1">void OnCreate(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7.874cm" svg:height="0.889cm" svg:x="15.859cm" svg:y="3.032cm">
              <text:p text:style-name="P3">AddRecipeActivity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874cm" svg:height="3.175cm" svg:x="15.859cm" svg:y="15.224cm">
              <text:p text:style-name="P1"><text:span text:style-name="T1">Recipe recipe</text:span></text:p>
              <text:p text:style-name="P1"><text:span text:style-name="T1"/></text:p>
              <text:p text:style-name="P1"><text:span text:style-name="T1">void OnCreate(Recipe recipe)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7.874cm" svg:height="0.889cm" svg:x="15.859cm" svg:y="14.335cm">
              <text:p text:style-name="P3">EditRecipeActivity</text:p>
              <draw:enhanced-geometry svg:viewBox="0 0 21600 21600" draw:type="rectangle" draw:enhanced-path="M 0 0 L 21600 0 21600 21600 0 21600 0 0 Z N"/>
            </draw:custom-shape>
          </draw:g>
          <draw:connector draw:style-name="gr3" draw:text-style-name="P3" draw:layer="layout" svg:x1="7.604cm" svg:y1="7.096cm" svg:x2="7.604cm" svg:y2="8.366cm" draw:start-shape="id1" draw:start-glue-point="2" draw:end-shape="id2" draw:end-glue-point="0" svg:d="M7604 7096v1270" svg:viewBox="0 0 1 1271">
            <text:p/>
          </draw:connector>
          <draw:connector draw:style-name="gr4" draw:text-style-name="P5" draw:layer="layout" svg:x1="7.604cm" svg:y1="12.43cm" svg:x2="7.604cm" svg:y2="14.335cm" draw:start-shape="id2" draw:start-glue-point="2" draw:end-shape="id3" svg:d="M7604 12430v1905" svg:viewBox="0 0 1 1906">
            <text:p/>
          </draw:connector>
          <draw:connector draw:style-name="gr3" draw:text-style-name="P3" draw:layer="layout" svg:x1="11.541cm" svg:y1="16.367cm" svg:x2="15.859cm" svg:y2="16.367cm" draw:start-shape="id3" draw:start-glue-point="1" draw:end-shape="id4" draw:end-glue-point="3" svg:d="M11541 16367h4318" svg:viewBox="0 0 4319 1">
            <text:p/>
          </draw:connector>
          <draw:connector draw:style-name="gr3" draw:text-style-name="P3" draw:layer="layout" svg:x1="11.541cm" svg:y1="5.064cm" svg:x2="15.859cm" svg:y2="5.064cm" draw:start-shape="id1" draw:start-glue-point="1" draw:end-shape="id5" draw:end-glue-point="3" svg:d="M11541 5064h4318" svg:viewBox="0 0 4319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0:57:56.910904486</meta:creation-date>
    <meta:generator>LibreOffice/5.1.4.2$Linux_X86_64 LibreOffice_project/10m0$Build-2</meta:generator>
    <dc:date>2016-12-05T22:22:59.261194754</dc:date>
    <meta:editing-duration>PT27M17S</meta:editing-duration>
    <meta:editing-cycles>6</meta:editing-cycles>
    <meta:document-statistic meta:object-count="20"/>
  </office:meta>
</office:document-meta>
</file>